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se-control 0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Diabetes T2</text:p>
          </table:table-cell>
          <table:table-cell office:value-type="string" calcext:value-type="string">
            <text:p>Smok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</table:table>
      <table:named-expressions/>
      <table:database-ranges>
        <table:database-range table:name="__Anonymous_Sheet_DB__0" table:target-range-address="'Case-control 01'.B2:'Case-control 01'.D8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isco Pina Martins</meta:initial-creator>
    <meta:creation-date>2021-03-14T00:17:23.621945299</meta:creation-date>
    <dc:date>2021-03-14T00:31:24.732433659</dc:date>
    <dc:creator>Francisco Pina Martins</dc:creator>
    <meta:editing-duration>PT14M</meta:editing-duration>
    <meta:editing-cycles>4</meta:editing-cycles>
    <meta:generator>LibreOffice/7.1.1.2$Linux_X86_64 LibreOffice_project/10$Build-2</meta:generator>
    <meta:document-statistic meta:table-count="1" meta:cell-count="2403" meta:object-count="0"/>
  </office:meta>
</office:document-meta>
</file>